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background-color="#ffffff"/>
    </style:style>
    <style:style style:name="P2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margin-top="0cm" fo:margin-bottom="0.499cm" style:contextual-spacing="false" fo:text-align="start" style:justify-single-word="false" fo:text-indent="2cm" style:auto-text-indent="false" style:page-number="auto" fo:background-color="transparent">
        <style:drop-cap style:lines="2"/>
      </style:paragraph-properties>
      <style:text-properties style:font-name="Times New Roman" fo:font-size="10pt" officeooo:rsid="001bd056" officeooo:paragraph-rsid="001bd056" fo:background-color="#ffffff" style:font-size-asian="8.75pt" style:font-size-complex="10pt"/>
    </style:style>
    <style:style style:name="P3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margin-top="0cm" fo:margin-bottom="0.499cm" style:contextual-spacing="false" fo:text-align="center" style:justify-single-word="false" fo:text-indent="0cm" style:auto-text-indent="false" style:page-number="auto" fo:background-color="transparent"/>
      <style:text-properties style:font-name="Times New Roman" fo:font-size="11pt" fo:font-style="italic" fo:font-weight="bold" officeooo:rsid="001bd056" officeooo:paragraph-rsid="001bd056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margin-top="0cm" fo:margin-bottom="0.499cm" style:contextual-spacing="false" fo:text-indent="2cm" style:auto-text-indent="false" style:page-number="auto" fo:background-color="transparent"/>
      <style:text-properties style:font-name="Times New Roman" fo:font-size="9pt" officeooo:rsid="001d77d9" officeooo:paragraph-rsid="001d77d9" style:font-size-asian="9pt" style:font-size-complex="9pt"/>
    </style:style>
    <style:style style:name="P5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margin-top="0cm" fo:margin-bottom="0.499cm" style:contextual-spacing="false" fo:text-align="center" style:justify-single-word="false" fo:text-indent="0cm" style:auto-text-indent="false" style:page-number="auto" fo:background-color="transparent"/>
      <style:text-properties style:font-name="Times New Roman" fo:font-size="14pt" fo:font-weight="bold" officeooo:rsid="001bd056" officeooo:paragraph-rsid="001bd056" style:font-size-asian="14pt" style:font-weight-asian="bold" style:font-size-complex="14pt" style:font-weight-complex="bold"/>
    </style:style>
    <style:style style:name="P6" style:family="paragraph" style:parent-style-name="Title">
      <loext:graphic-properties draw:fill-gradient-name="gradient" draw:fill-hatch-name="hatch"/>
      <style:paragraph-properties fo:margin-top="0cm" fo:margin-bottom="2cm" style:contextual-spacing="false"/>
      <style:text-properties fo:font-size="16pt" officeooo:rsid="001d77d9" officeooo:paragraph-rsid="001d77d9" style:font-size-asian="14pt" style:font-size-complex="16pt"/>
    </style:style>
    <style:style style:name="T1" style:family="text">
      <style:text-properties officeooo:rsid="001d77d9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officeooo:rsid="00271b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JERCICIO 15. FORMATO DE PÁRRAFO</text:p>
      <text:p text:style-name="P5">LAS ONG VUELVEN A LA CARGA CON EL 0.7%</text:p>
      <text:p text:style-name="P3"><text:span text:style-name="T2">Más de 400 organizaciones exigen al gobierno que refleje su compromiso en los presupuestos</text:span>.</text:p>
      <text:p text:style-name="P2">La antigua reivindicación de las ONG para que el Gobierno destine el 0,7% del PIB a cooperación y desarrollo recobra fuerza tras el cambio en el Ejecutivo. La Coordinadora de ONG, con enas 400 organizaciones entre las que se encuentran Cruz Roja o Cáretas, comienza el curso xon más fuerza que nunca, dispuesta a hacer llegar sus reicindicaciones a toda la sociedad. Esta semana han enciado ena carta al presidente, José Luis <text:span text:style-name="T1">Rodriguez Zapatero, en la que le piden que empiece por reflejar su compromiso de alcanzar el 0,5% en 2008 en los presupuestos. La secretaria de Estado de Cooperación, Leire Pajín, dice que se cumplirá la promesa esta legislatura. Ya están en marcha campañas de sensibilización y pasibles movilizaciones.</text:span></text:p>
      <text:p text:style-name="P4">PATRICIA ORTEGA DOLZ. EL PAÍS, domingo 19 de septiembre de 2004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92cm" style:type="center"/>
          <style:tab-stop style:position="11.84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92cm" style:type="center"/>
          <style:tab-stop style:position="11.84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background-color="#ffffff"/>
    </style:style>
    <style:style style:name="MT1" style:family="text">
      <style:text-properties officeooo:rsid="00271b1b"/>
    </style:style>
    <style:page-layout style:name="Mpm1">
      <style:page-layout-properties fo:page-width="21.001cm" fo:page-height="29.7cm" style:num-format="1" style:print-orientation="portrait" fo:margin-top="2.499cm" fo:margin-bottom="2.499cm" fo:margin-left="4.542cm" fo:margin-right="4.618cm" style:writing-mode="lr-tb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5:55:51.635838541</meta:creation-date>
    <dc:date>2022-10-11T17:01:11.696672816</dc:date>
    <meta:editing-duration>PT1M36S</meta:editing-duration>
    <meta:editing-cycles>1</meta:editing-cycles>
    <meta:document-statistic meta:table-count="0" meta:image-count="0" meta:object-count="0" meta:page-count="1" meta:paragraph-count="6" meta:word-count="163" meta:character-count="977" meta:non-whitespace-character-count="820"/>
    <meta:generator>LibreOffice/7.4.1.2$Linux_X86_64 LibreOffice_project/40$Build-2</meta:generator>
  </office:meta>
</office:document-meta>
</file>